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00000004005D85C09D.png" manifest:media-type="image/png"/>
  <manifest:file-entry manifest:full-path="Pictures/10000001000005000000040095333CE6.png" manifest:media-type="image/png"/>
  <manifest:file-entry manifest:full-path="Pictures/100000010000050000000400AD1C1C6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Image1" text:anchor-type="char" svg:width="17cm" svg:height="13.6cm" draw:z-index="0"><draw:image xlink:href="Pictures/100000010000050000000400AD1C1C63.png" xlink:type="simple" xlink:show="embed" xlink:actuate="onLoad" draw:mime-type="image/png"/></draw:frame><draw:frame draw:style-name="fr1" draw:name="Image2" text:anchor-type="char" svg:width="17cm" svg:height="13.6cm" draw:z-index="1"><draw:image xlink:href="Pictures/10000001000005000000040095333CE6.png" xlink:type="simple" xlink:show="embed" xlink:actuate="onLoad" draw:mime-type="image/png"/></draw:frame><draw:frame draw:style-name="fr1" draw:name="Image3" text:anchor-type="char" svg:width="17cm" svg:height="13.6cm" draw:z-index="2"><draw:image xlink:href="Pictures/1000000100000500000004005D85C09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3T16:30:03.761846545</meta:creation-date>
    <dc:date>2024-04-23T16:34:15.925329352</dc:date>
    <meta:editing-duration>PT4M12S</meta:editing-duration>
    <meta:editing-cycles>2</meta:editing-cycles>
    <meta:generator>LibreOffice/7.6.5.2$Linux_X86_64 LibreOffice_project/60$Build-2</meta:generator>
    <meta:document-statistic meta:table-count="0" meta:image-count="3" meta:object-count="0" meta:page-count="1" meta:paragraph-count="0" meta:word-count="0" meta:character-count="0" meta:non-whitespace-character-count="0"/>
  </office:meta>
</office:document-meta>
</file>